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WW8Num8">
      <style:paragraph-properties fo:margin-left="0.5in" fo:margin-right="0in" fo:text-align="start" style:justify-single-word="false" fo:text-indent="-0.25in" style:auto-text-indent="false"/>
    </style:style>
    <style:style style:name="P2" style:family="paragraph" style:parent-style-name="Text_20_body" style:list-style-name="WW8Num4">
      <style:paragraph-properties fo:margin-left="0.5in" fo:margin-right="0in" fo:text-indent="-0.25in" style:auto-text-indent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WW8Num18">
      <style:paragraph-properties fo:margin-left="0.75in" fo:margin-right="0in" fo:text-indent="-0.25in" style:auto-text-indent="false"/>
    </style:style>
    <style:style style:name="P5" style:family="paragraph" style:parent-style-name="Text_20_body">
      <style:paragraph-properties fo:margin-left="0.5in" fo:margin-right="0in" fo:text-indent="0in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hecklists</text:h>
      <text:p text:style-name="Text_20_body">Things worth thinking about when preparing for a class / tutorial.</text:p>
      <text:p text:style-name="Heading_20_3">Before the seminar</text:p>
      <text:list xml:id="list891479926" text:style-name="WW8Num18">
        <text:list-item>
          <text:p text:style-name="P4">Do you have set a realistic learning goal?</text:p>
        </text:list-item>
        <text:list-item>
          <text:p text:style-name="P4">Have you done content reduction?</text:p>
        </text:list-item>
        <text:list-item>
          <text:p text:style-name="P4">Are you using a concept map or another visual overview of your tutorial?</text:p>
        </text:list-item>
        <text:list-item>
          <text:p text:style-name="P4">Do you have a lesson plan that fits into the given time frame?</text:p>
        </text:list-item>
        <text:list-item>
          <text:p text:style-name="P4">Do you know something about the trainees’ abilities?</text:p>
        </text:list-item>
        <text:list-item>
          <text:p text:style-name="P4">Are you planning to ask students for their expectations?</text:p>
        </text:list-item>
        <text:list-item>
          <text:p text:style-name="P4">Have you reserved some time for repeating?</text:p>
        </text:list-item>
        <text:list-item>
          <text:p text:style-name="P4">At the beginning, don’t forget to say hello.</text:p>
        </text:list-item>
      </text:list>
      <text:p text:style-name="P5"/>
      <text:p text:style-name="Heading_20_3">Written material / slides</text:p>
      <text:list xml:id="list1056907244" text:continue-numbering="true" text:style-name="WW8Num18">
        <text:list-item>
          <text:p text:style-name="P4">A good one-page handout can help a lot when used during a tutorial, often more than a thick stack of paper.</text:p>
        </text:list-item>
        <text:list-item>
          <text:p text:style-name="P4">For beginners, less is more. This applies to all material, especially electronic.</text:p>
        </text:list-item>
        <text:list-item>
          <text:p text:style-name="P4">Reading takes time – this is why longer text has a better place in a reader for taking home.</text:p>
        </text:list-item>
        <text:list-item>
          <text:p text:style-name="P4">Use a maximum 7 bullets per PowerPoint slide.</text:p>
        </text:list-item>
        <text:list-item>
          <text:p text:style-name="P4">Show each PPT slide for at least 2 minutes.</text:p>
        </text:list-item>
        <text:list-item>
          <text:p text:style-name="P4">Use lots of white space.</text:p>
        </text:list-item>
        <text:list-item>
          <text:p text:style-name="P4">Think about the lingo of your trainees. What background do they have? Does your tutorial contain concepts that need explanation? </text:p>
        </text:list-item>
      </text:list>
      <text:p text:style-name="Heading_20_3">Physical material – some ideas</text:p>
      <text:list xml:id="list279455811" text:style-name="WW8Num4">
        <text:list-item>
          <text:p text:style-name="P2">Marker pens + paper cards do wonders. With them, it is not that difficult to improvise exercises where people can actively participate.</text:p>
        </text:list-item>
        <text:list-item>
          <text:p text:style-name="P2">Useful acessoires for that are also glue tape, magnets (for attaching stuff on a white board), and scissors.</text:p>
        </text:list-item>
        <text:list-item>
          <text:p text:style-name="P2">A big roll of paper can be used by trainees to draw posters, mind maps, or results in pairs or small groups (paper is cheaply available e.g. at IKEA).</text:p>
        </text:list-item>
        <text:list-item>
          <text:p text:style-name="P2">Can you use 2D or 3D models to support your topic?</text:p>
        </text:list-item>
      </text:list>
      <text:p text:style-name="P3"><text:soft-page-break/></text:p>
      <text:p text:style-name="Heading_20_3">The room</text:p>
      <text:list xml:id="list827099457" text:style-name="WW8Num8">
        <text:list-item>
          <text:p text:style-name="P1">Think about the training room before. It often determines or limits what is possible to achieve during a tutorial, regardless how good the trainer / trainees are.</text:p>
        </text:list-item>
        <text:list-item>
          <text:p text:style-name="P1">What media are present?<text:line-break/><text:span text:style-name="T2">(whiteboard, <text:s/>projector, flipchart)</text:span></text:p>
        </text:list-item>
        <text:list-item>
          <text:p text:style-name="P1">Are there any visual obstacles?<text:line-break/><text:span text:style-name="T2">(huge screens, pillars)</text:span></text:p>
        </text:list-item>
        <text:list-item>
          <text:p text:style-name="P1">Can you move tables around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835in" fo:keep-with-next="always"/>
      <style:text-properties style:font-name="Verdana" fo:font-size="18pt" fo:font-weight="bold" style:font-size-asian="18pt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Verdana" fo:font-size="16pt" fo:font-weight="bold" style:font-size-asian="16pt" style:font-weight-asian="bold" style:font-name-complex="Verdana" style:font-size-complex="14pt" style:font-weight-complex="bold"/>
    </style:style>
    <style:style style:name="WW8Num8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4z0" style:family="text">
      <style:text-properties style:font-name="Arial" style:font-name-complex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7:38:12</meta:creation-date>
    <dc:date>2014-10-27T17:38:57</dc:date>
    <dc:creator>Academis </dc:creator>
    <meta:editing-duration>P0D</meta:editing-duration>
    <meta:editing-cycles>1</meta:editing-cycles>
    <meta:document-statistic meta:table-count="0" meta:image-count="0" meta:object-count="0" meta:page-count="2" meta:paragraph-count="29" meta:word-count="341" meta:character-count="1849" meta:non-whitespace-character-count="1558"/>
    <meta:generator>LibreOffice/3.5$Linux_X86_64 LibreOffice_project/350m1$Build-2</meta:generator>
  </office:meta>
</office:document-meta>
</file>